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752in" svg:height="6.6303in" svg:x="1.8957in" svg:y="41.6417in">
            <draw:object draw:notify-on-update-of-ranges="Sheet1.B1:Sheet1.B1 Sheet1.B2:Sheet1.B25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ampl</text:p>
          </table:table-cell>
          <table:table-cell office:value-type="string" calcext:value-type="string">
            <text:p>LogLi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585.4438309922" calcext:value-type="float">
            <text:p>19585.443830992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74.77258547535" calcext:value-type="float">
            <text:p>4074.772585475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1812.5607768224" calcext:value-type="float">
            <text:p>21812.5607768224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2674.8038876046" calcext:value-type="float">
            <text:p>12674.803887604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3317.5754417046" calcext:value-type="float">
            <text:p>13317.5754417046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11779.1537910314" calcext:value-type="float">
            <text:p>11779.1537910314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20860.648929068" calcext:value-type="float">
            <text:p>20860.648929068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17420.2840980383" calcext:value-type="float">
            <text:p>17420.284098038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212.23120816836" calcext:value-type="float">
            <text:p>8212.2312081684</text:p>
          </table:table-cell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float" office:value="14872.5760349461" calcext:value-type="float">
            <text:p>14872.5760349461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5423.41330373321" calcext:value-type="float">
            <text:p>5423.4133037332</text:p>
          </table:table-cell>
        </table:table-row>
        <table:table-row table:style-name="ro1">
          <table:table-cell office:value-type="float" office:value="11264" calcext:value-type="float">
            <text:p>11264</text:p>
          </table:table-cell>
          <table:table-cell office:value-type="float" office:value="12580.6204010868" calcext:value-type="float">
            <text:p>12580.6204010868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15263.0911430155" calcext:value-type="float">
            <text:p>15263.0911430155</text:p>
          </table:table-cell>
        </table:table-row>
        <table:table-row table:style-name="ro1">
          <table:table-cell office:value-type="float" office:value="13312" calcext:value-type="float">
            <text:p>13312</text:p>
          </table:table-cell>
          <table:table-cell office:value-type="float" office:value="21499.8932915363" calcext:value-type="float">
            <text:p>21499.8932915363</text:p>
          </table:table-cell>
        </table:table-row>
        <table:table-row table:style-name="ro1">
          <table:table-cell office:value-type="float" office:value="14336" calcext:value-type="float">
            <text:p>14336</text:p>
          </table:table-cell>
          <table:table-cell office:value-type="float" office:value="24968.0774090592" calcext:value-type="float">
            <text:p>24968.0774090592</text:p>
          </table:table-cell>
        </table:table-row>
        <table:table-row table:style-name="ro1">
          <table:table-cell office:value-type="float" office:value="15360" calcext:value-type="float">
            <text:p>15360</text:p>
          </table:table-cell>
          <table:table-cell office:value-type="float" office:value="5434.02583921452" calcext:value-type="float">
            <text:p>5434.025839214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7.026243155017" calcext:value-type="float">
            <text:p>647.026243155</text:p>
          </table:table-cell>
        </table:table-row>
        <table:table-row table:style-name="ro1">
          <table:table-cell office:value-type="float" office:value="17408" calcext:value-type="float">
            <text:p>17408</text:p>
          </table:table-cell>
          <table:table-cell office:value-type="float" office:value="142.078296200488" calcext:value-type="float">
            <text:p>142.0782962005</text:p>
          </table:table-cell>
        </table:table-row>
        <table:table-row table:style-name="ro1">
          <table:table-cell office:value-type="float" office:value="18432" calcext:value-type="float">
            <text:p>18432</text:p>
          </table:table-cell>
          <table:table-cell office:value-type="float" office:value="32.7277118876736" calcext:value-type="float">
            <text:p>32.7277118877</text:p>
          </table:table-cell>
        </table:table-row>
        <table:table-row table:style-name="ro1">
          <table:table-cell office:value-type="float" office:value="19456" calcext:value-type="float">
            <text:p>19456</text:p>
          </table:table-cell>
          <table:table-cell office:value-type="float" office:value="9457.67320263682" calcext:value-type="float">
            <text:p>9457.6732026368</text:p>
          </table:table-cell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19749.5748669521" calcext:value-type="float">
            <text:p>19749.5748669521</text:p>
          </table:table-cell>
        </table:table-row>
        <table:table-row table:style-name="ro1">
          <table:table-cell office:value-type="float" office:value="21504" calcext:value-type="float">
            <text:p>21504</text:p>
          </table:table-cell>
          <table:table-cell office:value-type="float" office:value="18855.5334188432" calcext:value-type="float">
            <text:p>18855.5334188432</text:p>
          </table:table-cell>
        </table:table-row>
        <table:table-row table:style-name="ro1">
          <table:table-cell office:value-type="float" office:value="22528" calcext:value-type="float">
            <text:p>22528</text:p>
          </table:table-cell>
          <table:table-cell office:value-type="float" office:value="21982.9836162301" calcext:value-type="float">
            <text:p>21982.9836162301</text:p>
          </table:table-cell>
        </table:table-row>
        <table:table-row table:style-name="ro1">
          <table:table-cell office:value-type="float" office:value="23552" calcext:value-type="float">
            <text:p>23552</text:p>
          </table:table-cell>
          <table:table-cell office:value-type="float" office:value="9502.46374426455" calcext:value-type="float">
            <text:p>9502.4637442646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2115.44306815385" calcext:value-type="float">
            <text:p>2115.4430681539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982.885217228444" calcext:value-type="float">
            <text:p>982.8852172284</text:p>
          </table:table-cell>
        </table:table-row>
        <table:table-row table:style-name="ro1">
          <table:table-cell office:value-type="float" office:value="26624" calcext:value-type="float">
            <text:p>26624</text:p>
          </table:table-cell>
          <table:table-cell office:value-type="float" office:value="41.1926018780823" calcext:value-type="float">
            <text:p>41.1926018781</text:p>
          </table:table-cell>
        </table:table-row>
        <table:table-row table:style-name="ro1">
          <table:table-cell office:value-type="float" office:value="27648" calcext:value-type="float">
            <text:p>27648</text:p>
          </table:table-cell>
          <table:table-cell office:value-type="float" office:value="18098.2615934234" calcext:value-type="float">
            <text:p>18098.2615934234</text:p>
          </table:table-cell>
        </table:table-row>
        <table:table-row table:style-name="ro1">
          <table:table-cell office:value-type="float" office:value="28672" calcext:value-type="float">
            <text:p>28672</text:p>
          </table:table-cell>
          <table:table-cell office:value-type="float" office:value="15899.5073796946" calcext:value-type="float">
            <text:p>15899.5073796946</text:p>
          </table:table-cell>
        </table:table-row>
        <table:table-row table:style-name="ro1">
          <table:table-cell office:value-type="float" office:value="29696" calcext:value-type="float">
            <text:p>29696</text:p>
          </table:table-cell>
          <table:table-cell office:value-type="float" office:value="14264.4836763034" calcext:value-type="float">
            <text:p>14264.4836763034</text:p>
          </table:table-cell>
        </table:table-row>
        <table:table-row table:style-name="ro1">
          <table:table-cell office:value-type="float" office:value="30720" calcext:value-type="float">
            <text:p>30720</text:p>
          </table:table-cell>
          <table:table-cell office:value-type="float" office:value="22873.2163853647" calcext:value-type="float">
            <text:p>22873.2163853647</text:p>
          </table:table-cell>
        </table:table-row>
        <table:table-row table:style-name="ro1">
          <table:table-cell office:value-type="float" office:value="31744" calcext:value-type="float">
            <text:p>31744</text:p>
          </table:table-cell>
          <table:table-cell office:value-type="float" office:value="5228.17407833642" calcext:value-type="float">
            <text:p>5228.174078336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2851.6778611058" calcext:value-type="float">
            <text:p>12851.6778611058</text:p>
          </table:table-cell>
        </table:table-row>
        <table:table-row table:style-name="ro1">
          <table:table-cell office:value-type="float" office:value="33792" calcext:value-type="float">
            <text:p>33792</text:p>
          </table:table-cell>
          <table:table-cell office:value-type="float" office:value="10007.4820763338" calcext:value-type="float">
            <text:p>10007.4820763338</text:p>
          </table:table-cell>
        </table:table-row>
        <table:table-row table:style-name="ro1">
          <table:table-cell office:value-type="float" office:value="34816" calcext:value-type="float">
            <text:p>34816</text:p>
          </table:table-cell>
          <table:table-cell office:value-type="float" office:value="1288.1787139926" calcext:value-type="float">
            <text:p>1288.1787139926</text:p>
          </table:table-cell>
        </table:table-row>
        <table:table-row table:style-name="ro1">
          <table:table-cell office:value-type="float" office:value="35840" calcext:value-type="float">
            <text:p>35840</text:p>
          </table:table-cell>
          <table:table-cell office:value-type="float" office:value="1086.11819829558" calcext:value-type="float">
            <text:p>1086.1181982956</text:p>
          </table:table-cell>
        </table:table-row>
        <table:table-row table:style-name="ro1">
          <table:table-cell office:value-type="float" office:value="36864" calcext:value-type="float">
            <text:p>36864</text:p>
          </table:table-cell>
          <table:table-cell office:value-type="float" office:value="1187.8294757913" calcext:value-type="float">
            <text:p>1187.8294757913</text:p>
          </table:table-cell>
        </table:table-row>
        <table:table-row table:style-name="ro1">
          <table:table-cell office:value-type="float" office:value="37888" calcext:value-type="float">
            <text:p>37888</text:p>
          </table:table-cell>
          <table:table-cell office:value-type="float" office:value="408.213074695004" calcext:value-type="float">
            <text:p>408.213074695</text:p>
          </table:table-cell>
        </table:table-row>
        <table:table-row table:style-name="ro1">
          <table:table-cell office:value-type="float" office:value="38912" calcext:value-type="float">
            <text:p>38912</text:p>
          </table:table-cell>
          <table:table-cell office:value-type="float" office:value="17102.693298384" calcext:value-type="float">
            <text:p>17102.693298384</text:p>
          </table:table-cell>
        </table:table-row>
        <table:table-row table:style-name="ro1">
          <table:table-cell office:value-type="float" office:value="39936" calcext:value-type="float">
            <text:p>39936</text:p>
          </table:table-cell>
          <table:table-cell office:value-type="float" office:value="18816.8566572829" calcext:value-type="float">
            <text:p>18816.8566572829</text:p>
          </table:table-cell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14305.5571982906" calcext:value-type="float">
            <text:p>14305.5571982906</text:p>
          </table:table-cell>
        </table:table-row>
        <table:table-row table:style-name="ro1">
          <table:table-cell office:value-type="float" office:value="41984" calcext:value-type="float">
            <text:p>41984</text:p>
          </table:table-cell>
          <table:table-cell office:value-type="float" office:value="16623.3045188945" calcext:value-type="float">
            <text:p>16623.3045188945</text:p>
          </table:table-cell>
        </table:table-row>
        <table:table-row table:style-name="ro1">
          <table:table-cell office:value-type="float" office:value="43008" calcext:value-type="float">
            <text:p>43008</text:p>
          </table:table-cell>
          <table:table-cell office:value-type="float" office:value="14982.9442238247" calcext:value-type="float">
            <text:p>14982.9442238247</text:p>
          </table:table-cell>
        </table:table-row>
        <table:table-row table:style-name="ro1">
          <table:table-cell office:value-type="float" office:value="44032" calcext:value-type="float">
            <text:p>44032</text:p>
          </table:table-cell>
          <table:table-cell office:value-type="float" office:value="34024.9911571608" calcext:value-type="float">
            <text:p>34024.9911571608</text:p>
          </table:table-cell>
        </table:table-row>
        <table:table-row table:style-name="ro1">
          <table:table-cell office:value-type="float" office:value="45056" calcext:value-type="float">
            <text:p>45056</text:p>
          </table:table-cell>
          <table:table-cell office:value-type="float" office:value="11339.5235525601" calcext:value-type="float">
            <text:p>11339.5235525601</text:p>
          </table:table-cell>
        </table:table-row>
        <table:table-row table:style-name="ro1">
          <table:table-cell office:value-type="float" office:value="46080" calcext:value-type="float">
            <text:p>46080</text:p>
          </table:table-cell>
          <table:table-cell office:value-type="float" office:value="21275.2640064487" calcext:value-type="float">
            <text:p>21275.2640064487</text:p>
          </table:table-cell>
        </table:table-row>
        <table:table-row table:style-name="ro1">
          <table:table-cell office:value-type="float" office:value="47104" calcext:value-type="float">
            <text:p>47104</text:p>
          </table:table-cell>
          <table:table-cell office:value-type="float" office:value="6507.74601285738" calcext:value-type="float">
            <text:p>6507.7460128574</text:p>
          </table:table-cell>
        </table:table-row>
        <table:table-row table:style-name="ro1">
          <table:table-cell office:value-type="float" office:value="48128" calcext:value-type="float">
            <text:p>48128</text:p>
          </table:table-cell>
          <table:table-cell office:value-type="float" office:value="14676.1855842622" calcext:value-type="float">
            <text:p>14676.1855842622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24437.6848013931" calcext:value-type="float">
            <text:p>24437.6848013931</text:p>
          </table:table-cell>
        </table:table-row>
        <table:table-row table:style-name="ro1">
          <table:table-cell office:value-type="float" office:value="50176" calcext:value-type="float">
            <text:p>50176</text:p>
          </table:table-cell>
          <table:table-cell office:value-type="float" office:value="20916.5377663859" calcext:value-type="float">
            <text:p>20916.5377663859</text:p>
          </table:table-cell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19424.5458549386" calcext:value-type="float">
            <text:p>19424.5458549386</text:p>
          </table:table-cell>
        </table:table-row>
        <table:table-row table:style-name="ro1">
          <table:table-cell office:value-type="float" office:value="52224" calcext:value-type="float">
            <text:p>52224</text:p>
          </table:table-cell>
          <table:table-cell office:value-type="float" office:value="18703.6709555791" calcext:value-type="float">
            <text:p>18703.6709555791</text:p>
          </table:table-cell>
        </table:table-row>
        <table:table-row table:style-name="ro1">
          <table:table-cell office:value-type="float" office:value="53248" calcext:value-type="float">
            <text:p>53248</text:p>
          </table:table-cell>
          <table:table-cell office:value-type="float" office:value="2650.79960371748" calcext:value-type="float">
            <text:p>2650.7996037175</text:p>
          </table:table-cell>
        </table:table-row>
        <table:table-row table:style-name="ro1">
          <table:table-cell office:value-type="float" office:value="54272" calcext:value-type="float">
            <text:p>54272</text:p>
          </table:table-cell>
          <table:table-cell office:value-type="float" office:value="1047.82701033261" calcext:value-type="float">
            <text:p>1047.8270103326</text:p>
          </table:table-cell>
        </table:table-row>
        <table:table-row table:style-name="ro1">
          <table:table-cell office:value-type="float" office:value="55296" calcext:value-type="float">
            <text:p>55296</text:p>
          </table:table-cell>
          <table:table-cell office:value-type="float" office:value="1126.72240734053" calcext:value-type="float">
            <text:p>1126.7224073405</text:p>
          </table:table-cell>
        </table:table-row>
        <table:table-row table:style-name="ro1">
          <table:table-cell office:value-type="float" office:value="56320" calcext:value-type="float">
            <text:p>56320</text:p>
          </table:table-cell>
          <table:table-cell office:value-type="float" office:value="2542.11137790257" calcext:value-type="float">
            <text:p>2542.1113779026</text:p>
          </table:table-cell>
        </table:table-row>
        <table:table-row table:style-name="ro1">
          <table:table-cell office:value-type="float" office:value="57344" calcext:value-type="float">
            <text:p>57344</text:p>
          </table:table-cell>
          <table:table-cell office:value-type="float" office:value="-219.112205521216" calcext:value-type="float">
            <text:p>-219.1122055212</text:p>
          </table:table-cell>
        </table:table-row>
        <table:table-row table:style-name="ro1">
          <table:table-cell office:value-type="float" office:value="58368" calcext:value-type="float">
            <text:p>58368</text:p>
          </table:table-cell>
          <table:table-cell office:value-type="float" office:value="23623.9335996839" calcext:value-type="float">
            <text:p>23623.9335996839</text:p>
          </table:table-cell>
        </table:table-row>
        <table:table-row table:style-name="ro1">
          <table:table-cell office:value-type="float" office:value="59392" calcext:value-type="float">
            <text:p>59392</text:p>
          </table:table-cell>
          <table:table-cell office:value-type="float" office:value="16651.3070505532" calcext:value-type="float">
            <text:p>16651.3070505532</text:p>
          </table:table-cell>
        </table:table-row>
        <table:table-row table:style-name="ro1">
          <table:table-cell office:value-type="float" office:value="60416" calcext:value-type="float">
            <text:p>60416</text:p>
          </table:table-cell>
          <table:table-cell office:value-type="float" office:value="19969.002405163" calcext:value-type="float">
            <text:p>19969.002405163</text:p>
          </table:table-cell>
        </table:table-row>
        <table:table-row table:style-name="ro1">
          <table:table-cell office:value-type="float" office:value="61440" calcext:value-type="float">
            <text:p>61440</text:p>
          </table:table-cell>
          <table:table-cell office:value-type="float" office:value="17322.4784265085" calcext:value-type="float">
            <text:p>17322.4784265085</text:p>
          </table:table-cell>
        </table:table-row>
        <table:table-row table:style-name="ro1">
          <table:table-cell office:value-type="float" office:value="62464" calcext:value-type="float">
            <text:p>62464</text:p>
          </table:table-cell>
          <table:table-cell office:value-type="float" office:value="11914.9959363251" calcext:value-type="float">
            <text:p>11914.9959363251</text:p>
          </table:table-cell>
        </table:table-row>
        <table:table-row table:style-name="ro1">
          <table:table-cell office:value-type="float" office:value="63488" calcext:value-type="float">
            <text:p>63488</text:p>
          </table:table-cell>
          <table:table-cell office:value-type="float" office:value="10677.5913584042" calcext:value-type="float">
            <text:p>10677.5913584042</text:p>
          </table:table-cell>
        </table:table-row>
        <table:table-row table:style-name="ro1">
          <table:table-cell office:value-type="float" office:value="64512" calcext:value-type="float">
            <text:p>64512</text:p>
          </table:table-cell>
          <table:table-cell office:value-type="float" office:value="5370.95595580021" calcext:value-type="float">
            <text:p>5370.955955800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000.65533595574" calcext:value-type="float">
            <text:p>2000.6553359557</text:p>
          </table:table-cell>
        </table:table-row>
        <table:table-row table:style-name="ro1">
          <table:table-cell office:value-type="float" office:value="66560" calcext:value-type="float">
            <text:p>66560</text:p>
          </table:table-cell>
          <table:table-cell office:value-type="float" office:value="277.988622973212" calcext:value-type="float">
            <text:p>277.9886229732</text:p>
          </table:table-cell>
        </table:table-row>
        <table:table-row table:style-name="ro1">
          <table:table-cell office:value-type="float" office:value="67584" calcext:value-type="float">
            <text:p>67584</text:p>
          </table:table-cell>
          <table:table-cell office:value-type="float" office:value="1860.87023673661" calcext:value-type="float">
            <text:p>1860.8702367366</text:p>
          </table:table-cell>
        </table:table-row>
        <table:table-row table:style-name="ro1">
          <table:table-cell office:value-type="float" office:value="68608" calcext:value-type="float">
            <text:p>68608</text:p>
          </table:table-cell>
          <table:table-cell office:value-type="float" office:value="-2.28586882514901" calcext:value-type="float">
            <text:p>-2.2858688251</text:p>
          </table:table-cell>
        </table:table-row>
        <table:table-row table:style-name="ro1">
          <table:table-cell office:value-type="float" office:value="69632" calcext:value-type="float">
            <text:p>69632</text:p>
          </table:table-cell>
          <table:table-cell office:value-type="float" office:value="-328.157063484676" calcext:value-type="float">
            <text:p>-328.1570634847</text:p>
          </table:table-cell>
        </table:table-row>
        <table:table-row table:style-name="ro1">
          <table:table-cell office:value-type="float" office:value="70656" calcext:value-type="float">
            <text:p>70656</text:p>
          </table:table-cell>
          <table:table-cell office:value-type="float" office:value="3757.97561277751" calcext:value-type="float">
            <text:p>3757.9756127775</text:p>
          </table:table-cell>
        </table:table-row>
        <table:table-row table:style-name="ro1">
          <table:table-cell office:value-type="float" office:value="71680" calcext:value-type="float">
            <text:p>71680</text:p>
          </table:table-cell>
          <table:table-cell office:value-type="float" office:value="12507.6284369764" calcext:value-type="float">
            <text:p>12507.6284369764</text:p>
          </table:table-cell>
        </table:table-row>
        <table:table-row table:style-name="ro1">
          <table:table-cell office:value-type="float" office:value="72704" calcext:value-type="float">
            <text:p>72704</text:p>
          </table:table-cell>
          <table:table-cell office:value-type="float" office:value="13137.6805567536" calcext:value-type="float">
            <text:p>13137.6805567536</text:p>
          </table:table-cell>
        </table:table-row>
        <table:table-row table:style-name="ro1">
          <table:table-cell office:value-type="float" office:value="73728" calcext:value-type="float">
            <text:p>73728</text:p>
          </table:table-cell>
          <table:table-cell office:value-type="float" office:value="10150.6019520725" calcext:value-type="float">
            <text:p>10150.6019520725</text:p>
          </table:table-cell>
        </table:table-row>
        <table:table-row table:style-name="ro1">
          <table:table-cell office:value-type="float" office:value="74752" calcext:value-type="float">
            <text:p>74752</text:p>
          </table:table-cell>
          <table:table-cell office:value-type="float" office:value="9811.39287899441" calcext:value-type="float">
            <text:p>9811.3928789944</text:p>
          </table:table-cell>
        </table:table-row>
        <table:table-row table:style-name="ro1">
          <table:table-cell office:value-type="float" office:value="75776" calcext:value-type="float">
            <text:p>75776</text:p>
          </table:table-cell>
          <table:table-cell office:value-type="float" office:value="6352.87408208494" calcext:value-type="float">
            <text:p>6352.8740820849</text:p>
          </table:table-cell>
        </table:table-row>
        <table:table-row table:style-name="ro1">
          <table:table-cell office:value-type="float" office:value="76800" calcext:value-type="float">
            <text:p>76800</text:p>
          </table:table-cell>
          <table:table-cell office:value-type="float" office:value="5212.09830602319" calcext:value-type="float">
            <text:p>5212.0983060232</text:p>
          </table:table-cell>
        </table:table-row>
        <table:table-row table:style-name="ro1">
          <table:table-cell office:value-type="float" office:value="77824" calcext:value-type="float">
            <text:p>77824</text:p>
          </table:table-cell>
          <table:table-cell office:value-type="float" office:value="694.205538653693" calcext:value-type="float">
            <text:p>694.2055386537</text:p>
          </table:table-cell>
        </table:table-row>
        <table:table-row table:style-name="ro1">
          <table:table-cell office:value-type="float" office:value="78848" calcext:value-type="float">
            <text:p>78848</text:p>
          </table:table-cell>
          <table:table-cell office:value-type="float" office:value="6329.47051311763" calcext:value-type="float">
            <text:p>6329.4705131176</text:p>
          </table:table-cell>
        </table:table-row>
        <table:table-row table:style-name="ro1">
          <table:table-cell office:value-type="float" office:value="79872" calcext:value-type="float">
            <text:p>79872</text:p>
          </table:table-cell>
          <table:table-cell office:value-type="float" office:value="12968.8932029476" calcext:value-type="float">
            <text:p>12968.8932029476</text:p>
          </table:table-cell>
        </table:table-row>
        <table:table-row table:style-name="ro1">
          <table:table-cell office:value-type="float" office:value="80896" calcext:value-type="float">
            <text:p>80896</text:p>
          </table:table-cell>
          <table:table-cell office:value-type="float" office:value="17786.3242412803" calcext:value-type="float">
            <text:p>17786.3242412803</text:p>
          </table:table-cell>
        </table:table-row>
        <table:table-row table:style-name="ro1">
          <table:table-cell office:value-type="float" office:value="81920" calcext:value-type="float">
            <text:p>81920</text:p>
          </table:table-cell>
          <table:table-cell office:value-type="float" office:value="21310.3984338343" calcext:value-type="float">
            <text:p>21310.3984338343</text:p>
          </table:table-cell>
        </table:table-row>
        <table:table-row table:style-name="ro1">
          <table:table-cell office:value-type="float" office:value="82944" calcext:value-type="float">
            <text:p>82944</text:p>
          </table:table-cell>
          <table:table-cell office:value-type="float" office:value="19016.2861508578" calcext:value-type="float">
            <text:p>19016.2861508578</text:p>
          </table:table-cell>
        </table:table-row>
        <table:table-row table:style-name="ro1">
          <table:table-cell office:value-type="float" office:value="83968" calcext:value-type="float">
            <text:p>83968</text:p>
          </table:table-cell>
          <table:table-cell office:value-type="float" office:value="21738.5094200528" calcext:value-type="float">
            <text:p>21738.5094200528</text:p>
          </table:table-cell>
        </table:table-row>
        <table:table-row table:style-name="ro1">
          <table:table-cell office:value-type="float" office:value="84992" calcext:value-type="float">
            <text:p>84992</text:p>
          </table:table-cell>
          <table:table-cell office:value-type="float" office:value="15808.9773796928" calcext:value-type="float">
            <text:p>15808.9773796928</text:p>
          </table:table-cell>
        </table:table-row>
        <table:table-row table:style-name="ro1">
          <table:table-cell office:value-type="float" office:value="86016" calcext:value-type="float">
            <text:p>86016</text:p>
          </table:table-cell>
          <table:table-cell office:value-type="float" office:value="18748.8880262709" calcext:value-type="float">
            <text:p>18748.8880262709</text:p>
          </table:table-cell>
        </table:table-row>
        <table:table-row table:style-name="ro1">
          <table:table-cell office:value-type="float" office:value="87040" calcext:value-type="float">
            <text:p>87040</text:p>
          </table:table-cell>
          <table:table-cell office:value-type="float" office:value="12548.5257517121" calcext:value-type="float">
            <text:p>12548.5257517121</text:p>
          </table:table-cell>
        </table:table-row>
        <table:table-row table:style-name="ro1">
          <table:table-cell office:value-type="float" office:value="88064" calcext:value-type="float">
            <text:p>88064</text:p>
          </table:table-cell>
          <table:table-cell office:value-type="float" office:value="6714.45517169907" calcext:value-type="float">
            <text:p>6714.4551716991</text:p>
          </table:table-cell>
        </table:table-row>
        <table:table-row table:style-name="ro1">
          <table:table-cell office:value-type="float" office:value="89088" calcext:value-type="float">
            <text:p>89088</text:p>
          </table:table-cell>
          <table:table-cell office:value-type="float" office:value="2605.33853558207" calcext:value-type="float">
            <text:p>2605.3385355821</text:p>
          </table:table-cell>
        </table:table-row>
        <table:table-row table:style-name="ro1">
          <table:table-cell office:value-type="float" office:value="90112" calcext:value-type="float">
            <text:p>90112</text:p>
          </table:table-cell>
          <table:table-cell office:value-type="float" office:value="-323.547310594854" calcext:value-type="float">
            <text:p>-323.5473105949</text:p>
          </table:table-cell>
        </table:table-row>
        <table:table-row table:style-name="ro1">
          <table:table-cell office:value-type="float" office:value="91136" calcext:value-type="float">
            <text:p>91136</text:p>
          </table:table-cell>
          <table:table-cell office:value-type="float" office:value="-307.901029716635" calcext:value-type="float">
            <text:p>-307.9010297166</text:p>
          </table:table-cell>
        </table:table-row>
        <table:table-row table:style-name="ro1">
          <table:table-cell office:value-type="float" office:value="92160" calcext:value-type="float">
            <text:p>92160</text:p>
          </table:table-cell>
          <table:table-cell office:value-type="float" office:value="-327.273092630548" calcext:value-type="float">
            <text:p>-327.2730926305</text:p>
          </table:table-cell>
        </table:table-row>
        <table:table-row table:style-name="ro1">
          <table:table-cell office:value-type="float" office:value="93184" calcext:value-type="float">
            <text:p>93184</text:p>
          </table:table-cell>
          <table:table-cell office:value-type="float" office:value="2137.27375239107" calcext:value-type="float">
            <text:p>2137.2737523911</text:p>
          </table:table-cell>
        </table:table-row>
        <table:table-row table:style-name="ro1">
          <table:table-cell office:value-type="float" office:value="94208" calcext:value-type="float">
            <text:p>94208</text:p>
          </table:table-cell>
          <table:table-cell office:value-type="float" office:value="5145.57648108135" calcext:value-type="float">
            <text:p>5145.5764810814</text:p>
          </table:table-cell>
        </table:table-row>
        <table:table-row table:style-name="ro1">
          <table:table-cell office:value-type="float" office:value="95232" calcext:value-type="float">
            <text:p>95232</text:p>
          </table:table-cell>
          <table:table-cell office:value-type="float" office:value="8362.52399710402" calcext:value-type="float">
            <text:p>8362.523997104</text:p>
          </table:table-cell>
        </table:table-row>
        <table:table-row table:style-name="ro1">
          <table:table-cell office:value-type="float" office:value="96256" calcext:value-type="float">
            <text:p>96256</text:p>
          </table:table-cell>
          <table:table-cell office:value-type="float" office:value="5785.84204614647" calcext:value-type="float">
            <text:p>5785.8420461465</text:p>
          </table:table-cell>
        </table:table-row>
        <table:table-row table:style-name="ro1">
          <table:table-cell office:value-type="float" office:value="97280" calcext:value-type="float">
            <text:p>97280</text:p>
          </table:table-cell>
          <table:table-cell office:value-type="float" office:value="7849.18718716695" calcext:value-type="float">
            <text:p>7849.187187167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24374.6975274097" calcext:value-type="float">
            <text:p>24374.6975274097</text:p>
          </table:table-cell>
        </table:table-row>
        <table:table-row table:style-name="ro1">
          <table:table-cell office:value-type="float" office:value="99328" calcext:value-type="float">
            <text:p>99328</text:p>
          </table:table-cell>
          <table:table-cell office:value-type="float" office:value="21476.0258191937" calcext:value-type="float">
            <text:p>21476.0258191937</text:p>
          </table:table-cell>
        </table:table-row>
        <table:table-row table:style-name="ro1">
          <table:table-cell office:value-type="float" office:value="100352" calcext:value-type="float">
            <text:p>100352</text:p>
          </table:table-cell>
          <table:table-cell office:value-type="float" office:value="16316.6045146096" calcext:value-type="float">
            <text:p>16316.6045146096</text:p>
          </table:table-cell>
        </table:table-row>
        <table:table-row table:style-name="ro1">
          <table:table-cell office:value-type="float" office:value="101376" calcext:value-type="float">
            <text:p>101376</text:p>
          </table:table-cell>
          <table:table-cell office:value-type="float" office:value="17265.9092221516" calcext:value-type="float">
            <text:p>17265.9092221516</text:p>
          </table:table-cell>
        </table:table-row>
        <table:table-row table:style-name="ro1">
          <table:table-cell office:value-type="float" office:value="102400" calcext:value-type="float">
            <text:p>102400</text:p>
          </table:table-cell>
          <table:table-cell office:value-type="float" office:value="15185.9329712454" calcext:value-type="float">
            <text:p>15185.9329712454</text:p>
          </table:table-cell>
        </table:table-row>
        <table:table-row table:style-name="ro1">
          <table:table-cell office:value-type="float" office:value="103424" calcext:value-type="float">
            <text:p>103424</text:p>
          </table:table-cell>
          <table:table-cell office:value-type="float" office:value="29111.5005932062" calcext:value-type="float">
            <text:p>29111.5005932062</text:p>
          </table:table-cell>
        </table:table-row>
        <table:table-row table:style-name="ro1">
          <table:table-cell office:value-type="float" office:value="104448" calcext:value-type="float">
            <text:p>104448</text:p>
          </table:table-cell>
          <table:table-cell office:value-type="float" office:value="21233.6732906983" calcext:value-type="float">
            <text:p>21233.6732906983</text:p>
          </table:table-cell>
        </table:table-row>
        <table:table-row table:style-name="ro1">
          <table:table-cell office:value-type="float" office:value="105472" calcext:value-type="float">
            <text:p>105472</text:p>
          </table:table-cell>
          <table:table-cell office:value-type="float" office:value="22228.0419708812" calcext:value-type="float">
            <text:p>22228.0419708812</text:p>
          </table:table-cell>
        </table:table-row>
        <table:table-row table:style-name="ro1">
          <table:table-cell office:value-type="float" office:value="106496" calcext:value-type="float">
            <text:p>106496</text:p>
          </table:table-cell>
          <table:table-cell office:value-type="float" office:value="21874.9810339186" calcext:value-type="float">
            <text:p>21874.9810339186</text:p>
          </table:table-cell>
        </table:table-row>
        <table:table-row table:style-name="ro1">
          <table:table-cell office:value-type="float" office:value="107520" calcext:value-type="float">
            <text:p>107520</text:p>
          </table:table-cell>
          <table:table-cell office:value-type="float" office:value="13560.6147393623" calcext:value-type="float">
            <text:p>13560.6147393623</text:p>
          </table:table-cell>
        </table:table-row>
        <table:table-row table:style-name="ro1">
          <table:table-cell office:value-type="float" office:value="108544" calcext:value-type="float">
            <text:p>108544</text:p>
          </table:table-cell>
          <table:table-cell office:value-type="float" office:value="18247.7146981704" calcext:value-type="float">
            <text:p>18247.7146981704</text:p>
          </table:table-cell>
        </table:table-row>
        <table:table-row table:style-name="ro1">
          <table:table-cell office:value-type="float" office:value="109568" calcext:value-type="float">
            <text:p>109568</text:p>
          </table:table-cell>
          <table:table-cell office:value-type="float" office:value="12790.3957868861" calcext:value-type="float">
            <text:p>12790.3957868861</text:p>
          </table:table-cell>
        </table:table-row>
        <table:table-row table:style-name="ro1">
          <table:table-cell office:value-type="float" office:value="110592" calcext:value-type="float">
            <text:p>110592</text:p>
          </table:table-cell>
          <table:table-cell office:value-type="float" office:value="6893.4852702397" calcext:value-type="float">
            <text:p>6893.4852702397</text:p>
          </table:table-cell>
        </table:table-row>
        <table:table-row table:style-name="ro1">
          <table:table-cell office:value-type="float" office:value="111616" calcext:value-type="float">
            <text:p>111616</text:p>
          </table:table-cell>
          <table:table-cell office:value-type="float" office:value="554.587431301197" calcext:value-type="float">
            <text:p>554.5874313012</text:p>
          </table:table-cell>
        </table:table-row>
        <table:table-row table:style-name="ro1">
          <table:table-cell office:value-type="float" office:value="112640" calcext:value-type="float">
            <text:p>112640</text:p>
          </table:table-cell>
          <table:table-cell office:value-type="float" office:value="143.545881102293" calcext:value-type="float">
            <text:p>143.5458811023</text:p>
          </table:table-cell>
        </table:table-row>
        <table:table-row table:style-name="ro1">
          <table:table-cell office:value-type="float" office:value="113664" calcext:value-type="float">
            <text:p>113664</text:p>
          </table:table-cell>
          <table:table-cell office:value-type="float" office:value="1073.08894500573" calcext:value-type="float">
            <text:p>1073.0889450057</text:p>
          </table:table-cell>
        </table:table-row>
        <table:table-row table:style-name="ro1">
          <table:table-cell office:value-type="float" office:value="114688" calcext:value-type="float">
            <text:p>114688</text:p>
          </table:table-cell>
          <table:table-cell office:value-type="float" office:value="14283.4272947236" calcext:value-type="float">
            <text:p>14283.4272947236</text:p>
          </table:table-cell>
        </table:table-row>
        <table:table-row table:style-name="ro1">
          <table:table-cell office:value-type="float" office:value="115712" calcext:value-type="float">
            <text:p>115712</text:p>
          </table:table-cell>
          <table:table-cell office:value-type="float" office:value="22350.0232841443" calcext:value-type="float">
            <text:p>22350.0232841443</text:p>
          </table:table-cell>
        </table:table-row>
        <table:table-row table:style-name="ro1">
          <table:table-cell office:value-type="float" office:value="116736" calcext:value-type="float">
            <text:p>116736</text:p>
          </table:table-cell>
          <table:table-cell office:value-type="float" office:value="11073.6612419204" calcext:value-type="float">
            <text:p>11073.6612419204</text:p>
          </table:table-cell>
        </table:table-row>
        <table:table-row table:style-name="ro1">
          <table:table-cell office:value-type="float" office:value="117760" calcext:value-type="float">
            <text:p>117760</text:p>
          </table:table-cell>
          <table:table-cell office:value-type="float" office:value="14701.9541083209" calcext:value-type="float">
            <text:p>14701.9541083209</text:p>
          </table:table-cell>
        </table:table-row>
        <table:table-row table:style-name="ro1">
          <table:table-cell office:value-type="float" office:value="118784" calcext:value-type="float">
            <text:p>118784</text:p>
          </table:table-cell>
          <table:table-cell office:value-type="float" office:value="7780.1975970957" calcext:value-type="float">
            <text:p>7780.1975970957</text:p>
          </table:table-cell>
        </table:table-row>
        <table:table-row table:style-name="ro1">
          <table:table-cell office:value-type="float" office:value="119808" calcext:value-type="float">
            <text:p>119808</text:p>
          </table:table-cell>
          <table:table-cell office:value-type="float" office:value="9061.2815820769" calcext:value-type="float">
            <text:p>9061.2815820769</text:p>
          </table:table-cell>
        </table:table-row>
        <table:table-row table:style-name="ro1">
          <table:table-cell office:value-type="float" office:value="120832" calcext:value-type="float">
            <text:p>120832</text:p>
          </table:table-cell>
          <table:table-cell office:value-type="float" office:value="6786.37745712093" calcext:value-type="float">
            <text:p>6786.3774571209</text:p>
          </table:table-cell>
        </table:table-row>
        <table:table-row table:style-name="ro1">
          <table:table-cell office:value-type="float" office:value="121856" calcext:value-type="float">
            <text:p>121856</text:p>
          </table:table-cell>
          <table:table-cell office:value-type="float" office:value="7802.82904137291" calcext:value-type="float">
            <text:p>7802.8290413729</text:p>
          </table:table-cell>
        </table:table-row>
        <table:table-row table:style-name="ro1">
          <table:table-cell office:value-type="float" office:value="122880" calcext:value-type="float">
            <text:p>122880</text:p>
          </table:table-cell>
          <table:table-cell office:value-type="float" office:value="18114.3270357886" calcext:value-type="float">
            <text:p>18114.3270357886</text:p>
          </table:table-cell>
        </table:table-row>
        <table:table-row table:style-name="ro1">
          <table:table-cell office:value-type="float" office:value="123904" calcext:value-type="float">
            <text:p>123904</text:p>
          </table:table-cell>
          <table:table-cell office:value-type="float" office:value="12518.0883616717" calcext:value-type="float">
            <text:p>12518.0883616717</text:p>
          </table:table-cell>
        </table:table-row>
        <table:table-row table:style-name="ro1">
          <table:table-cell office:value-type="float" office:value="124928" calcext:value-type="float">
            <text:p>124928</text:p>
          </table:table-cell>
          <table:table-cell office:value-type="float" office:value="22175.4207810113" calcext:value-type="float">
            <text:p>22175.4207810113</text:p>
          </table:table-cell>
        </table:table-row>
        <table:table-row table:style-name="ro1">
          <table:table-cell office:value-type="float" office:value="125952" calcext:value-type="float">
            <text:p>125952</text:p>
          </table:table-cell>
          <table:table-cell office:value-type="float" office:value="10341.2401000743" calcext:value-type="float">
            <text:p>10341.2401000743</text:p>
          </table:table-cell>
        </table:table-row>
        <table:table-row table:style-name="ro1">
          <table:table-cell office:value-type="float" office:value="126976" calcext:value-type="float">
            <text:p>126976</text:p>
          </table:table-cell>
          <table:table-cell office:value-type="float" office:value="8640.54625255421" calcext:value-type="float">
            <text:p>8640.5462525542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7105.67734112996" calcext:value-type="float">
            <text:p>7105.67734113</text:p>
          </table:table-cell>
        </table:table-row>
        <table:table-row table:style-name="ro1">
          <table:table-cell office:value-type="float" office:value="129024" calcext:value-type="float">
            <text:p>129024</text:p>
          </table:table-cell>
          <table:table-cell office:value-type="float" office:value="11089.6572658696" calcext:value-type="float">
            <text:p>11089.6572658696</text:p>
          </table:table-cell>
        </table:table-row>
        <table:table-row table:style-name="ro1">
          <table:table-cell office:value-type="float" office:value="130048" calcext:value-type="float">
            <text:p>130048</text:p>
          </table:table-cell>
          <table:table-cell office:value-type="float" office:value="8773.75388423071" calcext:value-type="float">
            <text:p>8773.7538842307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7248.2431180151" calcext:value-type="float">
            <text:p>17248.2431180151</text:p>
          </table:table-cell>
        </table:table-row>
        <table:table-row table:style-name="ro1">
          <table:table-cell office:value-type="float" office:value="132096" calcext:value-type="float">
            <text:p>132096</text:p>
          </table:table-cell>
          <table:table-cell office:value-type="float" office:value="-210.78313030061" calcext:value-type="float">
            <text:p>-210.7831303006</text:p>
          </table:table-cell>
        </table:table-row>
        <table:table-row table:style-name="ro1">
          <table:table-cell office:value-type="float" office:value="133120" calcext:value-type="float">
            <text:p>133120</text:p>
          </table:table-cell>
          <table:table-cell office:value-type="float" office:value="-297.161905979435" calcext:value-type="float">
            <text:p>-297.1619059794</text:p>
          </table:table-cell>
        </table:table-row>
        <table:table-row table:style-name="ro1">
          <table:table-cell office:value-type="float" office:value="134144" calcext:value-type="float">
            <text:p>134144</text:p>
          </table:table-cell>
          <table:table-cell office:value-type="float" office:value="10077.8629088595" calcext:value-type="float">
            <text:p>10077.8629088595</text:p>
          </table:table-cell>
        </table:table-row>
        <table:table-row table:style-name="ro1">
          <table:table-cell office:value-type="float" office:value="135168" calcext:value-type="float">
            <text:p>135168</text:p>
          </table:table-cell>
          <table:table-cell office:value-type="float" office:value="18901.4656342699" calcext:value-type="float">
            <text:p>18901.4656342699</text:p>
          </table:table-cell>
        </table:table-row>
        <table:table-row table:style-name="ro1">
          <table:table-cell office:value-type="float" office:value="136192" calcext:value-type="float">
            <text:p>136192</text:p>
          </table:table-cell>
          <table:table-cell office:value-type="float" office:value="19561.9431515163" calcext:value-type="float">
            <text:p>19561.9431515163</text:p>
          </table:table-cell>
        </table:table-row>
        <table:table-row table:style-name="ro1">
          <table:table-cell office:value-type="float" office:value="137216" calcext:value-type="float">
            <text:p>137216</text:p>
          </table:table-cell>
          <table:table-cell office:value-type="float" office:value="18952.530886924" calcext:value-type="float">
            <text:p>18952.530886924</text:p>
          </table:table-cell>
        </table:table-row>
        <table:table-row table:style-name="ro1">
          <table:table-cell office:value-type="float" office:value="138240" calcext:value-type="float">
            <text:p>138240</text:p>
          </table:table-cell>
          <table:table-cell office:value-type="float" office:value="13174.8419282996" calcext:value-type="float">
            <text:p>13174.8419282996</text:p>
          </table:table-cell>
        </table:table-row>
        <table:table-row table:style-name="ro1">
          <table:table-cell office:value-type="float" office:value="139264" calcext:value-type="float">
            <text:p>139264</text:p>
          </table:table-cell>
          <table:table-cell office:value-type="float" office:value="19956.865260644" calcext:value-type="float">
            <text:p>19956.865260644</text:p>
          </table:table-cell>
        </table:table-row>
        <table:table-row table:style-name="ro1">
          <table:table-cell office:value-type="float" office:value="140288" calcext:value-type="float">
            <text:p>140288</text:p>
          </table:table-cell>
          <table:table-cell office:value-type="float" office:value="9019.71416843477" calcext:value-type="float">
            <text:p>9019.7141684348</text:p>
          </table:table-cell>
        </table:table-row>
        <table:table-row table:style-name="ro1">
          <table:table-cell office:value-type="float" office:value="141312" calcext:value-type="float">
            <text:p>141312</text:p>
          </table:table-cell>
          <table:table-cell office:value-type="float" office:value="12678.6207879608" calcext:value-type="float">
            <text:p>12678.6207879608</text:p>
          </table:table-cell>
        </table:table-row>
        <table:table-row table:style-name="ro1">
          <table:table-cell office:value-type="float" office:value="142336" calcext:value-type="float">
            <text:p>142336</text:p>
          </table:table-cell>
          <table:table-cell office:value-type="float" office:value="10516.1114590999" calcext:value-type="float">
            <text:p>10516.1114590999</text:p>
          </table:table-cell>
        </table:table-row>
        <table:table-row table:style-name="ro1">
          <table:table-cell office:value-type="float" office:value="143360" calcext:value-type="float">
            <text:p>143360</text:p>
          </table:table-cell>
          <table:table-cell office:value-type="float" office:value="12978.1334628125" calcext:value-type="float">
            <text:p>12978.1334628125</text:p>
          </table:table-cell>
        </table:table-row>
        <table:table-row table:style-name="ro1">
          <table:table-cell office:value-type="float" office:value="144384" calcext:value-type="float">
            <text:p>144384</text:p>
          </table:table-cell>
          <table:table-cell office:value-type="float" office:value="21997.0385261983" calcext:value-type="float">
            <text:p>21997.0385261983</text:p>
          </table:table-cell>
        </table:table-row>
        <table:table-row table:style-name="ro1">
          <table:table-cell office:value-type="float" office:value="145408" calcext:value-type="float">
            <text:p>145408</text:p>
          </table:table-cell>
          <table:table-cell office:value-type="float" office:value="11257.3772324181" calcext:value-type="float">
            <text:p>11257.3772324181</text:p>
          </table:table-cell>
        </table:table-row>
        <table:table-row table:style-name="ro1">
          <table:table-cell office:value-type="float" office:value="146432" calcext:value-type="float">
            <text:p>146432</text:p>
          </table:table-cell>
          <table:table-cell office:value-type="float" office:value="5226.35508239885" calcext:value-type="float">
            <text:p>5226.3550823989</text:p>
          </table:table-cell>
        </table:table-row>
        <table:table-row table:style-name="ro1">
          <table:table-cell office:value-type="float" office:value="147456" calcext:value-type="float">
            <text:p>147456</text:p>
          </table:table-cell>
          <table:table-cell office:value-type="float" office:value="25801.8080889211" calcext:value-type="float">
            <text:p>25801.8080889211</text:p>
          </table:table-cell>
        </table:table-row>
        <table:table-row table:style-name="ro1">
          <table:table-cell office:value-type="float" office:value="148480" calcext:value-type="float">
            <text:p>148480</text:p>
          </table:table-cell>
          <table:table-cell office:value-type="float" office:value="14752.8155394141" calcext:value-type="float">
            <text:p>14752.8155394141</text:p>
          </table:table-cell>
        </table:table-row>
        <table:table-row table:style-name="ro1">
          <table:table-cell office:value-type="float" office:value="149504" calcext:value-type="float">
            <text:p>149504</text:p>
          </table:table-cell>
          <table:table-cell office:value-type="float" office:value="17431.7275595402" calcext:value-type="float">
            <text:p>17431.7275595402</text:p>
          </table:table-cell>
        </table:table-row>
        <table:table-row table:style-name="ro1">
          <table:table-cell office:value-type="float" office:value="150528" calcext:value-type="float">
            <text:p>150528</text:p>
          </table:table-cell>
          <table:table-cell office:value-type="float" office:value="17428.4718325677" calcext:value-type="float">
            <text:p>17428.4718325677</text:p>
          </table:table-cell>
        </table:table-row>
        <table:table-row table:style-name="ro1">
          <table:table-cell office:value-type="float" office:value="151552" calcext:value-type="float">
            <text:p>151552</text:p>
          </table:table-cell>
          <table:table-cell office:value-type="float" office:value="10429.6689858357" calcext:value-type="float">
            <text:p>10429.6689858357</text:p>
          </table:table-cell>
        </table:table-row>
        <table:table-row table:style-name="ro1">
          <table:table-cell office:value-type="float" office:value="152576" calcext:value-type="float">
            <text:p>152576</text:p>
          </table:table-cell>
          <table:table-cell office:value-type="float" office:value="8583.38953460299" calcext:value-type="float">
            <text:p>8583.389534603</text:p>
          </table:table-cell>
        </table:table-row>
        <table:table-row table:style-name="ro1">
          <table:table-cell office:value-type="float" office:value="153600" calcext:value-type="float">
            <text:p>153600</text:p>
          </table:table-cell>
          <table:table-cell office:value-type="float" office:value="18031.3691308063" calcext:value-type="float">
            <text:p>18031.3691308063</text:p>
          </table:table-cell>
        </table:table-row>
        <table:table-row table:style-name="ro1">
          <table:table-cell office:value-type="float" office:value="154624" calcext:value-type="float">
            <text:p>154624</text:p>
          </table:table-cell>
          <table:table-cell office:value-type="float" office:value="17252.1095717957" calcext:value-type="float">
            <text:p>17252.1095717957</text:p>
          </table:table-cell>
        </table:table-row>
        <table:table-row table:style-name="ro1">
          <table:table-cell office:value-type="float" office:value="155648" calcext:value-type="float">
            <text:p>155648</text:p>
          </table:table-cell>
          <table:table-cell office:value-type="float" office:value="17636.7595220031" calcext:value-type="float">
            <text:p>17636.7595220031</text:p>
          </table:table-cell>
        </table:table-row>
        <table:table-row table:style-name="ro1">
          <table:table-cell office:value-type="float" office:value="156672" calcext:value-type="float">
            <text:p>156672</text:p>
          </table:table-cell>
          <table:table-cell office:value-type="float" office:value="25017.9162616568" calcext:value-type="float">
            <text:p>25017.9162616568</text:p>
          </table:table-cell>
        </table:table-row>
        <table:table-row table:style-name="ro1">
          <table:table-cell office:value-type="float" office:value="157696" calcext:value-type="float">
            <text:p>157696</text:p>
          </table:table-cell>
          <table:table-cell office:value-type="float" office:value="9429.28102670784" calcext:value-type="float">
            <text:p>9429.2810267078</text:p>
          </table:table-cell>
        </table:table-row>
        <table:table-row table:style-name="ro1">
          <table:table-cell office:value-type="float" office:value="158720" calcext:value-type="float">
            <text:p>158720</text:p>
          </table:table-cell>
          <table:table-cell office:value-type="float" office:value="6490.20469786065" calcext:value-type="float">
            <text:p>6490.2046978607</text:p>
          </table:table-cell>
        </table:table-row>
        <table:table-row table:style-name="ro1">
          <table:table-cell office:value-type="float" office:value="159744" calcext:value-type="float">
            <text:p>159744</text:p>
          </table:table-cell>
          <table:table-cell office:value-type="float" office:value="256.922088585489" calcext:value-type="float">
            <text:p>256.9220885855</text:p>
          </table:table-cell>
        </table:table-row>
        <table:table-row table:style-name="ro1">
          <table:table-cell office:value-type="float" office:value="160768" calcext:value-type="float">
            <text:p>160768</text:p>
          </table:table-cell>
          <table:table-cell office:value-type="float" office:value="298.042132775014" calcext:value-type="float">
            <text:p>298.042132775</text:p>
          </table:table-cell>
        </table:table-row>
        <table:table-row table:style-name="ro1">
          <table:table-cell office:value-type="float" office:value="161792" calcext:value-type="float">
            <text:p>161792</text:p>
          </table:table-cell>
          <table:table-cell office:value-type="float" office:value="695.308598352333" calcext:value-type="float">
            <text:p>695.3085983523</text:p>
          </table:table-cell>
        </table:table-row>
        <table:table-row table:style-name="ro1">
          <table:table-cell office:value-type="float" office:value="162816" calcext:value-type="float">
            <text:p>162816</text:p>
          </table:table-cell>
          <table:table-cell office:value-type="float" office:value="19336.9358204161" calcext:value-type="float">
            <text:p>19336.9358204161</text:p>
          </table:table-cell>
        </table:table-row>
        <table:table-row table:style-name="ro1">
          <table:table-cell office:value-type="float" office:value="163840" calcext:value-type="float">
            <text:p>163840</text:p>
          </table:table-cell>
          <table:table-cell office:value-type="float" office:value="17826.175895379" calcext:value-type="float">
            <text:p>17826.175895379</text:p>
          </table:table-cell>
        </table:table-row>
        <table:table-row table:style-name="ro1">
          <table:table-cell office:value-type="float" office:value="164864" calcext:value-type="float">
            <text:p>164864</text:p>
          </table:table-cell>
          <table:table-cell office:value-type="float" office:value="22730.9545853639" calcext:value-type="float">
            <text:p>22730.9545853639</text:p>
          </table:table-cell>
        </table:table-row>
        <table:table-row table:style-name="ro1">
          <table:table-cell office:value-type="float" office:value="165888" calcext:value-type="float">
            <text:p>165888</text:p>
          </table:table-cell>
          <table:table-cell office:value-type="float" office:value="21095.0803950774" calcext:value-type="float">
            <text:p>21095.0803950774</text:p>
          </table:table-cell>
        </table:table-row>
        <table:table-row table:style-name="ro1">
          <table:table-cell office:value-type="float" office:value="166912" calcext:value-type="float">
            <text:p>166912</text:p>
          </table:table-cell>
          <table:table-cell office:value-type="float" office:value="17555.7707049331" calcext:value-type="float">
            <text:p>17555.7707049331</text:p>
          </table:table-cell>
        </table:table-row>
        <table:table-row table:style-name="ro1">
          <table:table-cell office:value-type="float" office:value="167936" calcext:value-type="float">
            <text:p>167936</text:p>
          </table:table-cell>
          <table:table-cell office:value-type="float" office:value="4820.91257060461" calcext:value-type="float">
            <text:p>4820.9125706046</text:p>
          </table:table-cell>
        </table:table-row>
        <table:table-row table:style-name="ro1">
          <table:table-cell office:value-type="float" office:value="168960" calcext:value-type="float">
            <text:p>168960</text:p>
          </table:table-cell>
          <table:table-cell office:value-type="float" office:value="-284.406167224049" calcext:value-type="float">
            <text:p>-284.4061672241</text:p>
          </table:table-cell>
        </table:table-row>
        <table:table-row table:style-name="ro1">
          <table:table-cell office:value-type="float" office:value="169984" calcext:value-type="float">
            <text:p>169984</text:p>
          </table:table-cell>
          <table:table-cell office:value-type="float" office:value="-317.495937367118" calcext:value-type="float">
            <text:p>-317.4959373671</text:p>
          </table:table-cell>
        </table:table-row>
        <table:table-row table:style-name="ro1">
          <table:table-cell office:value-type="float" office:value="171008" calcext:value-type="float">
            <text:p>171008</text:p>
          </table:table-cell>
          <table:table-cell office:value-type="float" office:value="-319.628035780848" calcext:value-type="float">
            <text:p>-319.6280357808</text:p>
          </table:table-cell>
        </table:table-row>
        <table:table-row table:style-name="ro1">
          <table:table-cell office:value-type="float" office:value="172032" calcext:value-type="float">
            <text:p>172032</text:p>
          </table:table-cell>
          <table:table-cell office:value-type="float" office:value="-249.261721067739" calcext:value-type="float">
            <text:p>-249.2617210677</text:p>
          </table:table-cell>
        </table:table-row>
        <table:table-row table:style-name="ro1">
          <table:table-cell office:value-type="float" office:value="173056" calcext:value-type="float">
            <text:p>173056</text:p>
          </table:table-cell>
          <table:table-cell office:value-type="float" office:value="17220.4082539472" calcext:value-type="float">
            <text:p>17220.4082539472</text:p>
          </table:table-cell>
        </table:table-row>
        <table:table-row table:style-name="ro1">
          <table:table-cell office:value-type="float" office:value="174080" calcext:value-type="float">
            <text:p>174080</text:p>
          </table:table-cell>
          <table:table-cell office:value-type="float" office:value="10142.4513165477" calcext:value-type="float">
            <text:p>10142.4513165477</text:p>
          </table:table-cell>
        </table:table-row>
        <table:table-row table:style-name="ro1">
          <table:table-cell office:value-type="float" office:value="175104" calcext:value-type="float">
            <text:p>175104</text:p>
          </table:table-cell>
          <table:table-cell office:value-type="float" office:value="10837.9621102011" calcext:value-type="float">
            <text:p>10837.9621102011</text:p>
          </table:table-cell>
        </table:table-row>
        <table:table-row table:style-name="ro1">
          <table:table-cell office:value-type="float" office:value="176128" calcext:value-type="float">
            <text:p>176128</text:p>
          </table:table-cell>
          <table:table-cell office:value-type="float" office:value="2755.10608533106" calcext:value-type="float">
            <text:p>2755.1060853311</text:p>
          </table:table-cell>
        </table:table-row>
        <table:table-row table:style-name="ro1">
          <table:table-cell office:value-type="float" office:value="177152" calcext:value-type="float">
            <text:p>177152</text:p>
          </table:table-cell>
          <table:table-cell office:value-type="float" office:value="10617.794160745" calcext:value-type="float">
            <text:p>10617.794160745</text:p>
          </table:table-cell>
        </table:table-row>
        <table:table-row table:style-name="ro1">
          <table:table-cell office:value-type="float" office:value="178176" calcext:value-type="float">
            <text:p>178176</text:p>
          </table:table-cell>
          <table:table-cell office:value-type="float" office:value="2152.27785871101" calcext:value-type="float">
            <text:p>2152.277858711</text:p>
          </table:table-cell>
        </table:table-row>
        <table:table-row table:style-name="ro1">
          <table:table-cell office:value-type="float" office:value="179200" calcext:value-type="float">
            <text:p>179200</text:p>
          </table:table-cell>
          <table:table-cell office:value-type="float" office:value="-70.2639081503548" calcext:value-type="float">
            <text:p>-70.2639081504</text:p>
          </table:table-cell>
        </table:table-row>
        <table:table-row table:style-name="ro1">
          <table:table-cell office:value-type="float" office:value="180224" calcext:value-type="float">
            <text:p>180224</text:p>
          </table:table-cell>
          <table:table-cell office:value-type="float" office:value="1190.72578227514" calcext:value-type="float">
            <text:p>1190.7257822751</text:p>
          </table:table-cell>
        </table:table-row>
        <table:table-row table:style-name="ro1">
          <table:table-cell office:value-type="float" office:value="181248" calcext:value-type="float">
            <text:p>181248</text:p>
          </table:table-cell>
          <table:table-cell office:value-type="float" office:value="22359.5603610663" calcext:value-type="float">
            <text:p>22359.5603610663</text:p>
          </table:table-cell>
        </table:table-row>
        <table:table-row table:style-name="ro1">
          <table:table-cell office:value-type="float" office:value="182272" calcext:value-type="float">
            <text:p>182272</text:p>
          </table:table-cell>
          <table:table-cell office:value-type="float" office:value="5022.93986882643" calcext:value-type="float">
            <text:p>5022.9398688264</text:p>
          </table:table-cell>
        </table:table-row>
        <table:table-row table:style-name="ro1">
          <table:table-cell office:value-type="float" office:value="183296" calcext:value-type="float">
            <text:p>183296</text:p>
          </table:table-cell>
          <table:table-cell office:value-type="float" office:value="21949.1629550118" calcext:value-type="float">
            <text:p>21949.1629550118</text:p>
          </table:table-cell>
        </table:table-row>
        <table:table-row table:style-name="ro1">
          <table:table-cell office:value-type="float" office:value="184320" calcext:value-type="float">
            <text:p>184320</text:p>
          </table:table-cell>
          <table:table-cell office:value-type="float" office:value="23273.6110538107" calcext:value-type="float">
            <text:p>23273.6110538107</text:p>
          </table:table-cell>
        </table:table-row>
        <table:table-row table:style-name="ro1">
          <table:table-cell office:value-type="float" office:value="185344" calcext:value-type="float">
            <text:p>185344</text:p>
          </table:table-cell>
          <table:table-cell office:value-type="float" office:value="12739.3408904477" calcext:value-type="float">
            <text:p>12739.3408904477</text:p>
          </table:table-cell>
        </table:table-row>
        <table:table-row table:style-name="ro1">
          <table:table-cell office:value-type="float" office:value="186368" calcext:value-type="float">
            <text:p>186368</text:p>
          </table:table-cell>
          <table:table-cell office:value-type="float" office:value="5438.13648117075" calcext:value-type="float">
            <text:p>5438.1364811708</text:p>
          </table:table-cell>
        </table:table-row>
        <table:table-row table:style-name="ro1">
          <table:table-cell office:value-type="float" office:value="187392" calcext:value-type="float">
            <text:p>187392</text:p>
          </table:table-cell>
          <table:table-cell office:value-type="float" office:value="1381.54801126604" calcext:value-type="float">
            <text:p>1381.5480112661</text:p>
          </table:table-cell>
        </table:table-row>
        <table:table-row table:style-name="ro1">
          <table:table-cell office:value-type="float" office:value="188416" calcext:value-type="float">
            <text:p>188416</text:p>
          </table:table-cell>
          <table:table-cell office:value-type="float" office:value="977.404015993646" calcext:value-type="float">
            <text:p>977.4040159936</text:p>
          </table:table-cell>
        </table:table-row>
        <table:table-row table:style-name="ro1">
          <table:table-cell office:value-type="float" office:value="189440" calcext:value-type="float">
            <text:p>189440</text:p>
          </table:table-cell>
          <table:table-cell office:value-type="float" office:value="-334.272468607601" calcext:value-type="float">
            <text:p>-334.2724686076</text:p>
          </table:table-cell>
        </table:table-row>
        <table:table-row table:style-name="ro1">
          <table:table-cell office:value-type="float" office:value="190464" calcext:value-type="float">
            <text:p>190464</text:p>
          </table:table-cell>
          <table:table-cell office:value-type="float" office:value="-318.848533298435" calcext:value-type="float">
            <text:p>-318.8485332984</text:p>
          </table:table-cell>
        </table:table-row>
        <table:table-row table:style-name="ro1">
          <table:table-cell office:value-type="float" office:value="191488" calcext:value-type="float">
            <text:p>191488</text:p>
          </table:table-cell>
          <table:table-cell office:value-type="float" office:value="15414.1857526757" calcext:value-type="float">
            <text:p>15414.1857526757</text:p>
          </table:table-cell>
        </table:table-row>
        <table:table-row table:style-name="ro1">
          <table:table-cell office:value-type="float" office:value="192512" calcext:value-type="float">
            <text:p>192512</text:p>
          </table:table-cell>
          <table:table-cell office:value-type="float" office:value="19493.0245753793" calcext:value-type="float">
            <text:p>19493.0245753793</text:p>
          </table:table-cell>
        </table:table-row>
        <table:table-row table:style-name="ro1">
          <table:table-cell office:value-type="float" office:value="193536" calcext:value-type="float">
            <text:p>193536</text:p>
          </table:table-cell>
          <table:table-cell office:value-type="float" office:value="5236.42001716698" calcext:value-type="float">
            <text:p>5236.420017167</text:p>
          </table:table-cell>
        </table:table-row>
        <table:table-row table:style-name="ro1">
          <table:table-cell office:value-type="float" office:value="194560" calcext:value-type="float">
            <text:p>194560</text:p>
          </table:table-cell>
          <table:table-cell office:value-type="float" office:value="10358.2838841159" calcext:value-type="float">
            <text:p>10358.2838841159</text:p>
          </table:table-cell>
        </table:table-row>
        <table:table-row table:style-name="ro1">
          <table:table-cell office:value-type="float" office:value="195584" calcext:value-type="float">
            <text:p>195584</text:p>
          </table:table-cell>
          <table:table-cell office:value-type="float" office:value="494.752311881227" calcext:value-type="float">
            <text:p>494.7523118812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28192.2188502711" calcext:value-type="float">
            <text:p>28192.2188502711</text:p>
          </table:table-cell>
        </table:table-row>
        <table:table-row table:style-name="ro1">
          <table:table-cell office:value-type="float" office:value="197632" calcext:value-type="float">
            <text:p>197632</text:p>
          </table:table-cell>
          <table:table-cell office:value-type="float" office:value="7445.06487261579" calcext:value-type="float">
            <text:p>7445.0648726158</text:p>
          </table:table-cell>
        </table:table-row>
        <table:table-row table:style-name="ro1">
          <table:table-cell office:value-type="float" office:value="198656" calcext:value-type="float">
            <text:p>198656</text:p>
          </table:table-cell>
          <table:table-cell office:value-type="float" office:value="-93.6917605342169" calcext:value-type="float">
            <text:p>-93.6917605342</text:p>
          </table:table-cell>
        </table:table-row>
        <table:table-row table:style-name="ro1">
          <table:table-cell office:value-type="float" office:value="199680" calcext:value-type="float">
            <text:p>199680</text:p>
          </table:table-cell>
          <table:table-cell office:value-type="float" office:value="-338.761488970924" calcext:value-type="float">
            <text:p>-338.7614889709</text:p>
          </table:table-cell>
        </table:table-row>
        <table:table-row table:style-name="ro1">
          <table:table-cell office:value-type="float" office:value="200704" calcext:value-type="float">
            <text:p>200704</text:p>
          </table:table-cell>
          <table:table-cell office:value-type="float" office:value="26765.9173239993" calcext:value-type="float">
            <text:p>26765.9173239993</text:p>
          </table:table-cell>
        </table:table-row>
        <table:table-row table:style-name="ro1">
          <table:table-cell office:value-type="float" office:value="201728" calcext:value-type="float">
            <text:p>201728</text:p>
          </table:table-cell>
          <table:table-cell office:value-type="float" office:value="8134.88768018988" calcext:value-type="float">
            <text:p>8134.8876801899</text:p>
          </table:table-cell>
        </table:table-row>
        <table:table-row table:style-name="ro1">
          <table:table-cell office:value-type="float" office:value="202752" calcext:value-type="float">
            <text:p>202752</text:p>
          </table:table-cell>
          <table:table-cell office:value-type="float" office:value="34387.2524324316" calcext:value-type="float">
            <text:p>34387.2524324316</text:p>
          </table:table-cell>
        </table:table-row>
        <table:table-row table:style-name="ro1">
          <table:table-cell office:value-type="float" office:value="203776" calcext:value-type="float">
            <text:p>203776</text:p>
          </table:table-cell>
          <table:table-cell office:value-type="float" office:value="21117.7975450751" calcext:value-type="float">
            <text:p>21117.7975450751</text:p>
          </table:table-cell>
        </table:table-row>
        <table:table-row table:style-name="ro1">
          <table:table-cell office:value-type="float" office:value="204800" calcext:value-type="float">
            <text:p>204800</text:p>
          </table:table-cell>
          <table:table-cell office:value-type="float" office:value="10619.0426990529" calcext:value-type="float">
            <text:p>10619.0426990529</text:p>
          </table:table-cell>
        </table:table-row>
        <table:table-row table:style-name="ro1">
          <table:table-cell office:value-type="float" office:value="205824" calcext:value-type="float">
            <text:p>205824</text:p>
          </table:table-cell>
          <table:table-cell office:value-type="float" office:value="2247.17765725982" calcext:value-type="float">
            <text:p>2247.1776572598</text:p>
          </table:table-cell>
        </table:table-row>
        <table:table-row table:style-name="ro1">
          <table:table-cell office:value-type="float" office:value="206848" calcext:value-type="float">
            <text:p>206848</text:p>
          </table:table-cell>
          <table:table-cell office:value-type="float" office:value="-303.066637880228" calcext:value-type="float">
            <text:p>-303.0666378802</text:p>
          </table:table-cell>
        </table:table-row>
        <table:table-row table:style-name="ro1">
          <table:table-cell office:value-type="float" office:value="207872" calcext:value-type="float">
            <text:p>207872</text:p>
          </table:table-cell>
          <table:table-cell office:value-type="float" office:value="14307.8045596496" calcext:value-type="float">
            <text:p>14307.8045596496</text:p>
          </table:table-cell>
        </table:table-row>
        <table:table-row table:style-name="ro1">
          <table:table-cell office:value-type="float" office:value="208896" calcext:value-type="float">
            <text:p>208896</text:p>
          </table:table-cell>
          <table:table-cell office:value-type="float" office:value="1510.40154033361" calcext:value-type="float">
            <text:p>1510.4015403336</text:p>
          </table:table-cell>
        </table:table-row>
        <table:table-row table:style-name="ro1">
          <table:table-cell office:value-type="float" office:value="209920" calcext:value-type="float">
            <text:p>209920</text:p>
          </table:table-cell>
          <table:table-cell office:value-type="float" office:value="-341.400366420572" calcext:value-type="float">
            <text:p>-341.4003664206</text:p>
          </table:table-cell>
        </table:table-row>
        <table:table-row table:style-name="ro1">
          <table:table-cell office:value-type="float" office:value="210944" calcext:value-type="float">
            <text:p>210944</text:p>
          </table:table-cell>
          <table:table-cell office:value-type="float" office:value="-322.76032625564" calcext:value-type="float">
            <text:p>-322.7603262556</text:p>
          </table:table-cell>
        </table:table-row>
        <table:table-row table:style-name="ro1">
          <table:table-cell office:value-type="float" office:value="211968" calcext:value-type="float">
            <text:p>211968</text:p>
          </table:table-cell>
          <table:table-cell office:value-type="float" office:value="-310.225726361868" calcext:value-type="float">
            <text:p>-310.2257263619</text:p>
          </table:table-cell>
        </table:table-row>
        <table:table-row table:style-name="ro1">
          <table:table-cell office:value-type="float" office:value="212992" calcext:value-type="float">
            <text:p>212992</text:p>
          </table:table-cell>
          <table:table-cell office:value-type="float" office:value="-304.049899598103" calcext:value-type="float">
            <text:p>-304.0498995981</text:p>
          </table:table-cell>
        </table:table-row>
        <table:table-row table:style-name="ro1">
          <table:table-cell office:value-type="float" office:value="214016" calcext:value-type="float">
            <text:p>214016</text:p>
          </table:table-cell>
          <table:table-cell office:value-type="float" office:value="1218.61754132539" calcext:value-type="float">
            <text:p>1218.6175413254</text:p>
          </table:table-cell>
        </table:table-row>
        <table:table-row table:style-name="ro1">
          <table:table-cell office:value-type="float" office:value="215040" calcext:value-type="float">
            <text:p>215040</text:p>
          </table:table-cell>
          <table:table-cell office:value-type="float" office:value="3191.94172399021" calcext:value-type="float">
            <text:p>3191.9417239902</text:p>
          </table:table-cell>
        </table:table-row>
        <table:table-row table:style-name="ro1">
          <table:table-cell office:value-type="float" office:value="216064" calcext:value-type="float">
            <text:p>216064</text:p>
          </table:table-cell>
          <table:table-cell office:value-type="float" office:value="-28.1848851699015" calcext:value-type="float">
            <text:p>-28.1848851699</text:p>
          </table:table-cell>
        </table:table-row>
        <table:table-row table:style-name="ro1">
          <table:table-cell office:value-type="float" office:value="217088" calcext:value-type="float">
            <text:p>217088</text:p>
          </table:table-cell>
          <table:table-cell office:value-type="float" office:value="770.787013894509" calcext:value-type="float">
            <text:p>770.7870138945</text:p>
          </table:table-cell>
        </table:table-row>
        <table:table-row table:style-name="ro1">
          <table:table-cell office:value-type="float" office:value="218112" calcext:value-type="float">
            <text:p>218112</text:p>
          </table:table-cell>
          <table:table-cell office:value-type="float" office:value="16452.6950808249" calcext:value-type="float">
            <text:p>16452.6950808249</text:p>
          </table:table-cell>
        </table:table-row>
        <table:table-row table:style-name="ro1">
          <table:table-cell office:value-type="float" office:value="219136" calcext:value-type="float">
            <text:p>219136</text:p>
          </table:table-cell>
          <table:table-cell office:value-type="float" office:value="16123.5191105947" calcext:value-type="float">
            <text:p>16123.5191105947</text:p>
          </table:table-cell>
        </table:table-row>
        <table:table-row table:style-name="ro1">
          <table:table-cell office:value-type="float" office:value="220160" calcext:value-type="float">
            <text:p>220160</text:p>
          </table:table-cell>
          <table:table-cell office:value-type="float" office:value="1857.15968839711" calcext:value-type="float">
            <text:p>1857.1596883971</text:p>
          </table:table-cell>
        </table:table-row>
        <table:table-row table:style-name="ro1">
          <table:table-cell office:value-type="float" office:value="221184" calcext:value-type="float">
            <text:p>221184</text:p>
          </table:table-cell>
          <table:table-cell office:value-type="float" office:value="-326.204452962848" calcext:value-type="float">
            <text:p>-326.2044529628</text:p>
          </table:table-cell>
        </table:table-row>
        <table:table-row table:style-name="ro1">
          <table:table-cell office:value-type="float" office:value="222208" calcext:value-type="float">
            <text:p>222208</text:p>
          </table:table-cell>
          <table:table-cell office:value-type="float" office:value="11735.6000122698" calcext:value-type="float">
            <text:p>11735.6000122698</text:p>
          </table:table-cell>
        </table:table-row>
        <table:table-row table:style-name="ro1">
          <table:table-cell office:value-type="float" office:value="223232" calcext:value-type="float">
            <text:p>223232</text:p>
          </table:table-cell>
          <table:table-cell office:value-type="float" office:value="7373.11736389981" calcext:value-type="float">
            <text:p>7373.1173638998</text:p>
          </table:table-cell>
        </table:table-row>
        <table:table-row table:style-name="ro1">
          <table:table-cell office:value-type="float" office:value="224256" calcext:value-type="float">
            <text:p>224256</text:p>
          </table:table-cell>
          <table:table-cell office:value-type="float" office:value="10415.2704625339" calcext:value-type="float">
            <text:p>10415.2704625339</text:p>
          </table:table-cell>
        </table:table-row>
        <table:table-row table:style-name="ro1">
          <table:table-cell office:value-type="float" office:value="225280" calcext:value-type="float">
            <text:p>225280</text:p>
          </table:table-cell>
          <table:table-cell office:value-type="float" office:value="12529.8503873718" calcext:value-type="float">
            <text:p>12529.8503873718</text:p>
          </table:table-cell>
        </table:table-row>
        <table:table-row table:style-name="ro1">
          <table:table-cell office:value-type="float" office:value="226304" calcext:value-type="float">
            <text:p>226304</text:p>
          </table:table-cell>
          <table:table-cell office:value-type="float" office:value="13283.8112318072" calcext:value-type="float">
            <text:p>13283.8112318072</text:p>
          </table:table-cell>
        </table:table-row>
        <table:table-row table:style-name="ro1">
          <table:table-cell office:value-type="float" office:value="227328" calcext:value-type="float">
            <text:p>227328</text:p>
          </table:table-cell>
          <table:table-cell office:value-type="float" office:value="19845.1622017667" calcext:value-type="float">
            <text:p>19845.1622017667</text:p>
          </table:table-cell>
        </table:table-row>
        <table:table-row table:style-name="ro1">
          <table:table-cell office:value-type="float" office:value="228352" calcext:value-type="float">
            <text:p>228352</text:p>
          </table:table-cell>
          <table:table-cell office:value-type="float" office:value="18184.9891638104" calcext:value-type="float">
            <text:p>18184.9891638104</text:p>
          </table:table-cell>
        </table:table-row>
        <table:table-row table:style-name="ro1">
          <table:table-cell office:value-type="float" office:value="229376" calcext:value-type="float">
            <text:p>229376</text:p>
          </table:table-cell>
          <table:table-cell office:value-type="float" office:value="10541.7060728029" calcext:value-type="float">
            <text:p>10541.7060728029</text:p>
          </table:table-cell>
        </table:table-row>
        <table:table-row table:style-name="ro1">
          <table:table-cell office:value-type="float" office:value="230400" calcext:value-type="float">
            <text:p>230400</text:p>
          </table:table-cell>
          <table:table-cell office:value-type="float" office:value="-9.37005086859972" calcext:value-type="float">
            <text:p>-9.3700508686</text:p>
          </table:table-cell>
        </table:table-row>
        <table:table-row table:style-name="ro1">
          <table:table-cell office:value-type="float" office:value="231424" calcext:value-type="float">
            <text:p>231424</text:p>
          </table:table-cell>
          <table:table-cell office:value-type="float" office:value="-13.2032227186787" calcext:value-type="float">
            <text:p>-13.2032227187</text:p>
          </table:table-cell>
        </table:table-row>
        <table:table-row table:style-name="ro1">
          <table:table-cell office:value-type="float" office:value="232448" calcext:value-type="float">
            <text:p>232448</text:p>
          </table:table-cell>
          <table:table-cell office:value-type="float" office:value="-281.783770357574" calcext:value-type="float">
            <text:p>-281.7837703576</text:p>
          </table:table-cell>
        </table:table-row>
        <table:table-row table:style-name="ro1">
          <table:table-cell office:value-type="float" office:value="233472" calcext:value-type="float">
            <text:p>233472</text:p>
          </table:table-cell>
          <table:table-cell office:value-type="float" office:value="-306.388642145985" calcext:value-type="float">
            <text:p>-306.388642146</text:p>
          </table:table-cell>
        </table:table-row>
        <table:table-row table:style-name="ro1">
          <table:table-cell office:value-type="float" office:value="234496" calcext:value-type="float">
            <text:p>234496</text:p>
          </table:table-cell>
          <table:table-cell office:value-type="float" office:value="-347.350074802816" calcext:value-type="float">
            <text:p>-347.3500748028</text:p>
          </table:table-cell>
        </table:table-row>
        <table:table-row table:style-name="ro1">
          <table:table-cell office:value-type="float" office:value="235520" calcext:value-type="float">
            <text:p>235520</text:p>
          </table:table-cell>
          <table:table-cell office:value-type="float" office:value="15560.0869688134" calcext:value-type="float">
            <text:p>15560.0869688134</text:p>
          </table:table-cell>
        </table:table-row>
        <table:table-row table:style-name="ro1">
          <table:table-cell office:value-type="float" office:value="236544" calcext:value-type="float">
            <text:p>236544</text:p>
          </table:table-cell>
          <table:table-cell office:value-type="float" office:value="24563.3249700453" calcext:value-type="float">
            <text:p>24563.3249700453</text:p>
          </table:table-cell>
        </table:table-row>
        <table:table-row table:style-name="ro1">
          <table:table-cell office:value-type="float" office:value="237568" calcext:value-type="float">
            <text:p>237568</text:p>
          </table:table-cell>
          <table:table-cell office:value-type="float" office:value="18996.1479505036" calcext:value-type="float">
            <text:p>18996.1479505036</text:p>
          </table:table-cell>
        </table:table-row>
        <table:table-row table:style-name="ro1">
          <table:table-cell office:value-type="float" office:value="238592" calcext:value-type="float">
            <text:p>238592</text:p>
          </table:table-cell>
          <table:table-cell office:value-type="float" office:value="14080.003201896" calcext:value-type="float">
            <text:p>14080.003201896</text:p>
          </table:table-cell>
        </table:table-row>
        <table:table-row table:style-name="ro1">
          <table:table-cell office:value-type="float" office:value="239616" calcext:value-type="float">
            <text:p>239616</text:p>
          </table:table-cell>
          <table:table-cell office:value-type="float" office:value="19374.7966583349" calcext:value-type="float">
            <text:p>19374.7966583349</text:p>
          </table:table-cell>
        </table:table-row>
        <table:table-row table:style-name="ro1">
          <table:table-cell office:value-type="float" office:value="240640" calcext:value-type="float">
            <text:p>240640</text:p>
          </table:table-cell>
          <table:table-cell office:value-type="float" office:value="520.014726480792" calcext:value-type="float">
            <text:p>520.0147264808</text:p>
          </table:table-cell>
        </table:table-row>
        <table:table-row table:style-name="ro1">
          <table:table-cell office:value-type="float" office:value="241664" calcext:value-type="float">
            <text:p>241664</text:p>
          </table:table-cell>
          <table:table-cell office:value-type="float" office:value="2709.2543205558" calcext:value-type="float">
            <text:p>2709.2543205558</text:p>
          </table:table-cell>
        </table:table-row>
        <table:table-row table:style-name="ro1">
          <table:table-cell office:value-type="float" office:value="242688" calcext:value-type="float">
            <text:p>242688</text:p>
          </table:table-cell>
          <table:table-cell office:value-type="float" office:value="8280.62416804099" calcext:value-type="float">
            <text:p>8280.624168041</text:p>
          </table:table-cell>
        </table:table-row>
        <table:table-row table:style-name="ro1">
          <table:table-cell office:value-type="float" office:value="243712" calcext:value-type="float">
            <text:p>243712</text:p>
          </table:table-cell>
          <table:table-cell office:value-type="float" office:value="1287.47279445278" calcext:value-type="float">
            <text:p>1287.4727944528</text:p>
          </table:table-cell>
        </table:table-row>
        <table:table-row table:style-name="ro1">
          <table:table-cell office:value-type="float" office:value="244736" calcext:value-type="float">
            <text:p>244736</text:p>
          </table:table-cell>
          <table:table-cell office:value-type="float" office:value="6208.19098261761" calcext:value-type="float">
            <text:p>6208.1909826176</text:p>
          </table:table-cell>
        </table:table-row>
        <table:table-row table:style-name="ro1">
          <table:table-cell office:value-type="float" office:value="245760" calcext:value-type="float">
            <text:p>245760</text:p>
          </table:table-cell>
          <table:table-cell office:value-type="float" office:value="15352.972037141" calcext:value-type="float">
            <text:p>15352.972037141</text:p>
          </table:table-cell>
        </table:table-row>
        <table:table-row table:style-name="ro1">
          <table:table-cell office:value-type="float" office:value="246784" calcext:value-type="float">
            <text:p>246784</text:p>
          </table:table-cell>
          <table:table-cell office:value-type="float" office:value="1280.85637275343" calcext:value-type="float">
            <text:p>1280.8563727534</text:p>
          </table:table-cell>
        </table:table-row>
        <table:table-row table:style-name="ro1">
          <table:table-cell office:value-type="float" office:value="247808" calcext:value-type="float">
            <text:p>247808</text:p>
          </table:table-cell>
          <table:table-cell office:value-type="float" office:value="15251.7144775606" calcext:value-type="float">
            <text:p>15251.7144775606</text:p>
          </table:table-cell>
        </table:table-row>
        <table:table-row table:style-name="ro1">
          <table:table-cell office:value-type="float" office:value="248832" calcext:value-type="float">
            <text:p>248832</text:p>
          </table:table-cell>
          <table:table-cell office:value-type="float" office:value="31721.9880616868" calcext:value-type="float">
            <text:p>31721.9880616868</text:p>
          </table:table-cell>
        </table:table-row>
        <table:table-row table:style-name="ro1">
          <table:table-cell office:value-type="float" office:value="249856" calcext:value-type="float">
            <text:p>249856</text:p>
          </table:table-cell>
          <table:table-cell office:value-type="float" office:value="815.59302890916" calcext:value-type="float">
            <text:p>815.5930289092</text:p>
          </table:table-cell>
        </table:table-row>
        <table:table-row table:style-name="ro1">
          <table:table-cell office:value-type="float" office:value="250880" calcext:value-type="float">
            <text:p>250880</text:p>
          </table:table-cell>
          <table:table-cell office:value-type="float" office:value="2423.37052045266" calcext:value-type="float">
            <text:p>2423.3705204527</text:p>
          </table:table-cell>
        </table:table-row>
        <table:table-row table:style-name="ro1">
          <table:table-cell office:value-type="float" office:value="251904" calcext:value-type="float">
            <text:p>251904</text:p>
          </table:table-cell>
          <table:table-cell office:value-type="float" office:value="10018.3200912947" calcext:value-type="float">
            <text:p>10018.3200912947</text:p>
          </table:table-cell>
        </table:table-row>
        <table:table-row table:style-name="ro1">
          <table:table-cell office:value-type="float" office:value="252928" calcext:value-type="float">
            <text:p>252928</text:p>
          </table:table-cell>
          <table:table-cell office:value-type="float" office:value="17102.434996543" calcext:value-type="float">
            <text:p>17102.434996543</text:p>
          </table:table-cell>
        </table:table-row>
        <table:table-row table:style-name="ro1">
          <table:table-cell office:value-type="float" office:value="253952" calcext:value-type="float">
            <text:p>253952</text:p>
          </table:table-cell>
          <table:table-cell office:value-type="float" office:value="648.146804132884" calcext:value-type="float">
            <text:p>648.1468041329</text:p>
          </table:table-cell>
        </table:table-row>
        <table:table-row table:style-name="ro1">
          <table:table-cell office:value-type="float" office:value="254976" calcext:value-type="float">
            <text:p>254976</text:p>
          </table:table-cell>
          <table:table-cell office:value-type="float" office:value="18693.3830418162" calcext:value-type="float">
            <text:p>18693.3830418162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4962.94767466535" calcext:value-type="float">
            <text:p>4962.9476746654</text:p>
          </table:table-cell>
        </table:table-row>
        <table:table-row table:style-name="ro1">
          <table:table-cell office:value-type="float" office:value="257024" calcext:value-type="float">
            <text:p>257024</text:p>
          </table:table-cell>
          <table:table-cell office:value-type="float" office:value="406.647236140172" calcext:value-type="float">
            <text:p>406.6472361402</text:p>
          </table:table-cell>
        </table:table-row>
        <table:table-row table:style-name="ro1">
          <table:table-cell office:value-type="float" office:value="258048" calcext:value-type="float">
            <text:p>258048</text:p>
          </table:table-cell>
          <table:table-cell office:value-type="float" office:value="4367.52752564056" calcext:value-type="float">
            <text:p>4367.5275256406</text:p>
          </table:table-cell>
        </table:table-row>
        <table:table-row table:style-name="ro1">
          <table:table-cell office:value-type="float" office:value="259072" calcext:value-type="float">
            <text:p>259072</text:p>
          </table:table-cell>
          <table:table-cell office:value-type="float" office:value="3287.93216741936" calcext:value-type="float">
            <text:p>3287.9321674194</text:p>
          </table:table-cell>
        </table:table-row>
        <table:table-row table:style-name="ro1">
          <table:table-cell office:value-type="float" office:value="260096" calcext:value-type="float">
            <text:p>260096</text:p>
          </table:table-cell>
          <table:table-cell office:value-type="float" office:value="-195.119164735763" calcext:value-type="float">
            <text:p>-195.1191647358</text:p>
          </table:table-cell>
        </table:table-row>
        <table:table-row table:style-name="ro1">
          <table:table-cell office:value-type="float" office:value="261120" calcext:value-type="float">
            <text:p>261120</text:p>
          </table:table-cell>
          <table:table-cell office:value-type="float" office:value="4103.18795854917" calcext:value-type="float">
            <text:p>4103.187958549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8267.7156344776" calcext:value-type="float">
            <text:p>28267.7156344776</text:p>
          </table:table-cell>
        </table:table-row>
        <table:table-row table:style-name="ro1">
          <table:table-cell office:value-type="float" office:value="263168" calcext:value-type="float">
            <text:p>263168</text:p>
          </table:table-cell>
          <table:table-cell office:value-type="float" office:value="-254.322115912431" calcext:value-type="float">
            <text:p>-254.32211591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4T17:30:18.505025252</dc:date>
    <meta:document-statistic meta:table-count="1" meta:cell-count="518" meta:object-count="1"/>
    <meta:generator>LibreOffice/4.2.4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851cm" svg:height="16.842cm" xlink:href=".." xlink:type="simple" chart:class="chart:line" chart:style-name="ch1">
        <chart:legend chart:legend-position="end" svg:x="27.502cm" svg:y="8.122cm" style:legend-expansion="high" chart:style-name="ch2"/>
        <chart:plot-area chart:style-name="ch3" table:cell-range-address="Sheet1.B1:Sheet1.B259" chart:data-source-has-labels="row" svg:x="1.047cm" svg:y="1.479cm" svg:width="25.261cm" svg:height="14.607cm">
          <chartooo:coordinate-region svg:x="2.224cm" svg:y="1.678cm" svg:width="24.084cm" svg:height="14.2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59" chart:label-cell-address="Sheet1.B1:Sheet1.B1" chart:class="chart:line">
            <chart:data-point chart:repeated="2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Lik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585.4438309922">
                <text:p>19585.4438309922</text:p>
                <draw:g>
                  <svg:desc>Sheet1.B2:Sheet1.B2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74.77258547535">
                <text:p>4074.77258547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812.5607768224">
                <text:p>21812.5607768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74.8038876046">
                <text:p>12674.80388760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17.5754417046">
                <text:p>13317.5754417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79.1537910314">
                <text:p>11779.1537910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860.648929068">
                <text:p>20860.6489290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420.2840980383">
                <text:p>17420.28409803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12.23120816836">
                <text:p>8212.231208168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872.5760349461">
                <text:p>14872.57603494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23.41330373321">
                <text:p>5423.413303733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80.6204010868">
                <text:p>12580.62040108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63.0911430155">
                <text:p>15263.0911430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499.8932915363">
                <text:p>21499.89329153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968.0774090592">
                <text:p>24968.07740905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34.02583921452">
                <text:p>5434.025839214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7.026243155017">
                <text:p>647.0262431550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2.078296200488">
                <text:p>142.0782962004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.7277118876736">
                <text:p>32.72771188767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457.67320263682">
                <text:p>9457.673202636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749.5748669521">
                <text:p>19749.57486695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855.5334188432">
                <text:p>18855.53341884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982.9836162301">
                <text:p>21982.98361623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02.46374426455">
                <text:p>9502.463744264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15.44306815385">
                <text:p>2115.443068153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2.885217228444">
                <text:p>982.885217228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.1926018780823">
                <text:p>41.19260187808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098.2615934234">
                <text:p>18098.26159342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899.5073796946">
                <text:p>15899.50737969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264.4836763034">
                <text:p>14264.48367630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873.2163853647">
                <text:p>22873.21638536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28.17407833642">
                <text:p>5228.174078336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51.6778611058">
                <text:p>12851.67786110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07.4820763338">
                <text:p>10007.48207633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88.1787139926">
                <text:p>1288.17871399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6.11819829558">
                <text:p>1086.118198295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87.8294757913">
                <text:p>1187.82947579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8.213074695004">
                <text:p>408.2130746950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102.693298384">
                <text:p>17102.6932983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816.8566572829">
                <text:p>18816.8566572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305.5571982906">
                <text:p>14305.55719829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23.3045188945">
                <text:p>16623.30451889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982.9442238247">
                <text:p>14982.94422382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024.9911571608">
                <text:p>34024.99115716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339.5235525601">
                <text:p>11339.52355256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275.2640064487">
                <text:p>21275.26400644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07.74601285738">
                <text:p>6507.746012857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676.1855842622">
                <text:p>14676.18558426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437.6848013931">
                <text:p>24437.68480139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916.5377663859">
                <text:p>20916.53776638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424.5458549386">
                <text:p>19424.54585493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703.6709555791">
                <text:p>18703.67095557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0.79960371748">
                <text:p>2650.799603717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47.82701033261">
                <text:p>1047.827010332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26.72240734053">
                <text:p>1126.722407340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42.11137790257">
                <text:p>2542.111377902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19.112205521216">
                <text:p>-219.1122055212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623.9335996839">
                <text:p>23623.93359968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651.3070505532">
                <text:p>16651.30705055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969.002405163">
                <text:p>19969.0024051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322.4784265085">
                <text:p>17322.47842650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914.9959363251">
                <text:p>11914.99593632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677.5913584042">
                <text:p>10677.59135840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370.95595580021">
                <text:p>5370.955955800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.65533595574">
                <text:p>2000.655335955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7.988622973212">
                <text:p>277.9886229732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60.87023673661">
                <text:p>1860.870236736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.28586882514901">
                <text:p>-2.285868825149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8.157063484676">
                <text:p>-328.1570634846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57.97561277751">
                <text:p>3757.975612777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507.6284369764">
                <text:p>12507.62843697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137.6805567536">
                <text:p>13137.68055675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150.6019520725">
                <text:p>10150.60195207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811.39287899441">
                <text:p>9811.392878994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352.87408208494">
                <text:p>6352.874082084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12.09830602319">
                <text:p>5212.098306023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94.205538653693">
                <text:p>694.2055386536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329.47051311763">
                <text:p>6329.470513117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968.8932029476">
                <text:p>12968.89320294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786.3242412803">
                <text:p>17786.32424128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310.3984338343">
                <text:p>21310.39843383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016.2861508578">
                <text:p>19016.28615085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738.5094200528">
                <text:p>21738.50942005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808.9773796928">
                <text:p>15808.97737969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748.8880262709">
                <text:p>18748.88802627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548.5257517121">
                <text:p>12548.52575171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714.45517169907">
                <text:p>6714.455171699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05.33853558207">
                <text:p>2605.338535582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23.547310594854">
                <text:p>-323.5473105948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07.901029716635">
                <text:p>-307.9010297166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27.273092630548">
                <text:p>-327.2730926305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37.27375239107">
                <text:p>2137.273752391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45.57648108135">
                <text:p>5145.576481081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362.52399710402">
                <text:p>8362.523997104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785.84204614647">
                <text:p>5785.842046146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49.18718716695">
                <text:p>7849.187187166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374.6975274097">
                <text:p>24374.69752740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476.0258191937">
                <text:p>21476.02581919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316.6045146096">
                <text:p>16316.60451460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265.9092221516">
                <text:p>17265.90922215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185.9329712454">
                <text:p>15185.93297124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111.5005932062">
                <text:p>29111.50059320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233.6732906983">
                <text:p>21233.67329069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228.0419708812">
                <text:p>22228.04197088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874.9810339186">
                <text:p>21874.98103391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560.6147393623">
                <text:p>13560.61473936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247.7146981704">
                <text:p>18247.71469817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790.3957868861">
                <text:p>12790.39578688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893.4852702397">
                <text:p>6893.48527023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4.587431301197">
                <text:p>554.5874313011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3.545881102293">
                <text:p>143.5458811022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73.08894500573">
                <text:p>1073.088945005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283.4272947236">
                <text:p>14283.42729472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350.0232841443">
                <text:p>22350.02328414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073.6612419204">
                <text:p>11073.66124192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701.9541083209">
                <text:p>14701.95410832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780.1975970957">
                <text:p>7780.19759709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061.2815820769">
                <text:p>9061.28158207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786.37745712093">
                <text:p>6786.377457120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02.82904137291">
                <text:p>7802.829041372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114.3270357886">
                <text:p>18114.32703578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518.0883616717">
                <text:p>12518.08836167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175.4207810113">
                <text:p>22175.42078101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341.2401000743">
                <text:p>10341.24010007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640.54625255421">
                <text:p>8640.546252554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105.67734112996">
                <text:p>7105.677341129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089.6572658696">
                <text:p>11089.65726586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773.75388423071">
                <text:p>8773.753884230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248.2431180151">
                <text:p>17248.24311801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10.78313030061">
                <text:p>-210.783130300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97.161905979435">
                <text:p>-297.1619059794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77.8629088595">
                <text:p>10077.86290885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901.4656342699">
                <text:p>18901.46563426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561.9431515163">
                <text:p>19561.94315151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952.530886924">
                <text:p>18952.5308869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174.8419282996">
                <text:p>13174.84192829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956.865260644">
                <text:p>19956.8652606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019.71416843477">
                <text:p>9019.714168434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678.6207879608">
                <text:p>12678.62078796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516.1114590999">
                <text:p>10516.11145909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978.1334628125">
                <text:p>12978.13346281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997.0385261983">
                <text:p>21997.03852619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257.3772324181">
                <text:p>11257.37723241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26.35508239885">
                <text:p>5226.355082398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801.8080889211">
                <text:p>25801.80808892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52.8155394141">
                <text:p>14752.81553941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431.7275595402">
                <text:p>17431.72755954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428.4718325677">
                <text:p>17428.47183256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429.6689858357">
                <text:p>10429.66898583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583.38953460299">
                <text:p>8583.389534602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031.3691308063">
                <text:p>18031.36913080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252.1095717957">
                <text:p>17252.10957179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636.7595220031">
                <text:p>17636.75952200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017.9162616568">
                <text:p>25017.91626165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429.28102670784">
                <text:p>9429.281026707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490.20469786065">
                <text:p>6490.204697860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6.922088585489">
                <text:p>256.9220885854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8.042132775014">
                <text:p>298.0421327750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95.308598352333">
                <text:p>695.308598352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336.9358204161">
                <text:p>19336.93582041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826.175895379">
                <text:p>17826.1758953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730.9545853639">
                <text:p>22730.95458536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095.0803950774">
                <text:p>21095.08039507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555.7707049331">
                <text:p>17555.77070493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820.91257060461">
                <text:p>4820.912570604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84.406167224049">
                <text:p>-284.4061672240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17.495937367118">
                <text:p>-317.4959373671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19.628035780848">
                <text:p>-319.6280357808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49.261721067739">
                <text:p>-249.2617210677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220.4082539472">
                <text:p>17220.40825394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142.4513165477">
                <text:p>10142.45131654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837.9621102011">
                <text:p>10837.96211020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55.10608533106">
                <text:p>2755.106085331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617.794160745">
                <text:p>10617.7941607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52.27785871101">
                <text:p>2152.277858711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70.2639081503548">
                <text:p>-70.26390815035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90.72578227514">
                <text:p>1190.725782275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359.5603610663">
                <text:p>22359.56036106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022.93986882643">
                <text:p>5022.939868826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949.1629550118">
                <text:p>21949.16295501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273.6110538107">
                <text:p>23273.61105381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739.3408904477">
                <text:p>12739.34089044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438.13648117075">
                <text:p>5438.136481170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81.54801126604">
                <text:p>1381.548011266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77.404015993646">
                <text:p>977.4040159936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34.272468607601">
                <text:p>-334.2724686076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18.848533298435">
                <text:p>-318.8485332984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414.1857526757">
                <text:p>15414.18575267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493.0245753793">
                <text:p>19493.02457537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236.42001716698">
                <text:p>5236.420017166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358.2838841159">
                <text:p>10358.28388411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4.752311881227">
                <text:p>494.7523118812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192.2188502711">
                <text:p>28192.21885027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445.06487261579">
                <text:p>7445.064872615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93.6917605342169">
                <text:p>-93.69176053421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338.761488970924">
                <text:p>-338.7614889709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765.9173239993">
                <text:p>26765.91732399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134.88768018988">
                <text:p>8134.887680189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4387.2524324316">
                <text:p>34387.25243243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117.7975450751">
                <text:p>21117.79754507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619.0426990529">
                <text:p>10619.04269905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47.17765725982">
                <text:p>2247.177657259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303.066637880228">
                <text:p>-303.0666378802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307.8045596496">
                <text:p>14307.80455964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10.40154033361">
                <text:p>1510.401540333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341.400366420572">
                <text:p>-341.4003664205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322.76032625564">
                <text:p>-322.760326255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10.225726361868">
                <text:p>-310.2257263618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04.049899598103">
                <text:p>-304.0498995981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18.61754132539">
                <text:p>1218.617541325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191.94172399021">
                <text:p>3191.941723990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8.1848851699015">
                <text:p>-28.18488516990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70.787013894509">
                <text:p>770.7870138945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452.6950808249">
                <text:p>16452.69508082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123.5191105947">
                <text:p>16123.51911059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57.15968839711">
                <text:p>1857.159688397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326.204452962848">
                <text:p>-326.2044529628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735.6000122698">
                <text:p>11735.60001226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373.11736389981">
                <text:p>7373.117363899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415.2704625339">
                <text:p>10415.27046253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529.8503873718">
                <text:p>12529.85038737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283.8112318072">
                <text:p>13283.81123180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845.1622017667">
                <text:p>19845.1622017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184.9891638104">
                <text:p>18184.98916381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541.7060728029">
                <text:p>10541.70607280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9.37005086859972">
                <text:p>-9.370050868599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3.2032227186787">
                <text:p>-13.20322271867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81.783770357574">
                <text:p>-281.7837703575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306.388642145985">
                <text:p>-306.3886421459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347.350074802816">
                <text:p>-347.3500748028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560.0869688134">
                <text:p>15560.08696881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563.3249700453">
                <text:p>24563.32497004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996.1479505036">
                <text:p>18996.14795050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080.003201896">
                <text:p>14080.0032018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374.7966583349">
                <text:p>19374.79665833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20.014726480792">
                <text:p>520.0147264807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709.2543205558">
                <text:p>2709.25432055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280.62416804099">
                <text:p>8280.624168040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87.47279445278">
                <text:p>1287.472794452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208.19098261761">
                <text:p>6208.190982617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352.972037141">
                <text:p>15352.9720371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80.85637275343">
                <text:p>1280.856372753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251.7144775606">
                <text:p>15251.71447756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1721.9880616868">
                <text:p>31721.98806168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15.59302890916">
                <text:p>815.593028909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23.37052045266">
                <text:p>2423.3705204526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018.3200912947">
                <text:p>10018.32009129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102.434996543">
                <text:p>17102.4349965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8.146804132884">
                <text:p>648.1468041328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693.3830418162">
                <text:p>18693.38304181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962.94767466535">
                <text:p>4962.947674665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06.647236140172">
                <text:p>406.6472361401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367.52752564056">
                <text:p>4367.527525640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287.93216741936">
                <text:p>3287.932167419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95.119164735763">
                <text:p>-195.1191647357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103.18795854917">
                <text:p>4103.187958549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267.7156344776">
                <text:p>28267.71563447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254.322115912431">
                <text:p>-254.3221159124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